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brazki:</text:p>
      <text:p text:style-name="P1">Okładka - <text:a xlink:type="simple" xlink:href="http://texas-doughnut.deviantart.com/art/The-great-and-powerful-588443609" text:style-name="Internet_20_link" text:visited-style-name="Visited_20_Internet_20_Link"><text:span text:style-name="T1">Źródło</text:span></text:a> || <text:a xlink:type="simple" xlink:href="http://pre02.deviantart.net/9324/th/pre/i/2016/034/f/f/the_great_and_powerful__by_texas_doughnut-d9qcdzt.png" text:style-name="Internet_20_link" text:visited-style-name="Visited_20_Internet_20_Link"><text:span text:style-name="T1">Grafika</text:span></text:a></text:p>
      <text:p text:style-name="P1">Kolejny - <text:a xlink:type="simple" xlink:href="http://hoyeechun.deviantart.com/art/Trixie-magic-learning-369585295" text:style-name="Internet_20_link" text:visited-style-name="Visited_20_Internet_20_Link">Źródło</text:a><text:a xlink:type="simple" xlink:href="http://hoyeechun.deviantart.com/art/Trixie-magic-learning-369585295" text:style-name="Internet_20_link" text:visited-style-name="Visited_20_Internet_20_Link"> </text:a>|| <text:a xlink:type="simple" xlink:href="http://pre03.deviantart.net/1960/th/pre/i/2013/124/1/1/trixie_magic_learning_by_hoyeechun-d641hu7.png" text:style-name="Internet_20_link" text:visited-style-name="Visited_20_Internet_20_Link"><text:span text:style-name="T1">Grafika</text:span></text:a></text:p>
      <text:p text:style-name="P1">Alternatywny - <text:a xlink:type="simple" xlink:href="http://hoyeechun.deviantart.com/art/Trixie-earth-magic-spells-510681697" text:style-name="Internet_20_link" text:visited-style-name="Visited_20_Internet_20_Link">Źródło</text:a><text:a xlink:type="simple" xlink:href="http://hoyeechun.deviantart.com/art/Trixie-earth-magic-spells-510681697" text:style-name="Internet_20_link" text:visited-style-name="Visited_20_Internet_20_Link"> </text:a>|| <text:a xlink:type="simple" xlink:href="http://pre13.deviantart.net/8998/th/pre/i/2015/030/f/4/trixie_earth_magic_spells_by_hoyeechun-d8g1oip.png" text:style-name="Internet_20_link" text:visited-style-name="Visited_20_Internet_20_Link"><text:span text:style-name="T1">Grafika</text:span></text:a></text:p>
      <text:p text:style-name="P1"/>
      <text:p text:style-name="P2"/>
      <text:p text:style-name="P2"/>
      <text:p text:style-name="P1"><text:span text:style-name="T2">Przypadek Trixie Lulamoon</text:span></text:p>
      <text:p text:style-name="P1"/>
      <text:p text:style-name="P1">Niewielu bohaterów drugoplanowych wywołuje takie emocje, co Wielka i Potężna Trixie – pierwsza antagonistka na miarę przeciętnych kucyków. Ambitna, egotyczna czarodziejka o zadatkach na największego maga ówczesnej Equestrii. Gotowa na poświęcenie wszystkiego i wszystkich, a jednocześnie bliższa zwyczajnym odbiorcom niż spaczona miłością królowa czy zdeprawowana władczyni nocy.</text:p>
      <text:p text:style-name="P1"/>
      <text:p text:style-name="P1">Pozornie wielu obdarzonych ambicją artystów może konkurować z Trixie o miano największego egocentryka w dziejach, jednakże czerpanie satysfakcji z własnych dokonań oraz przesadne samouwielbienie nie należy do głównych tematów stworzonego eseju. Rozwijanie już nabytych umiejętności oraz widoczne efekty dotychczasowych starań powinny poprawiać samopoczucie, a także zapewniać perspektywy rozwoju na kolejne miesiące albo lata.</text:p>
      <text:p text:style-name="P1"/>
      <text:p text:style-name="P1">Postawmy Twilight oraz Wielką i Potężną Trixie na równi pod kątem zdolności magicznych. Obie czarodziejki poznawały inne dziedziny magii, w których mogą nazywać się niepokonanymi. Magia przyjaźni w wykonaniu Elementu Harmonii oraz iluzja wędrownego kuglarza nie ma porównania do żadnych innych sił występujących w serialu. Różnica jednak pojawia się, kiedy zastanowimy się nad przeznaczeniem ich magicznego rzemiosła.</text:p>
      <text:p text:style-name="P1"/>
      <text:p text:style-name="P1">Przez większość czasu antenowego, poświęconego na zaspokajanie ambicji Twilight, czarodziejka próbuje poznać istotę badanego zjawiska, aby móc w przyszłości wykorzystać je na rzecz dobrostanu Ponyville. Można powiedzieć, że Księżniczka Przyjaźni swoje egoistyczne potrzeby zakrywa pod płachtą powinności wobec przyjaciół, nakierowując swe badania głównie na prospołeczne działanie. Wyjątkiem stwierdzającym regułę jest „Lesson Zero”, w którym chorobliwe ambicje oraz potrzeba zachowania niezachwianej opinii zmuszają Twilight do działania wbrew rozsądkowi, a co za tym idzie – bezpośredniej ingerencji w umysły mieszkańców Ponyville za pośrednictwem uroku rzuconego na zabawkę z dzieciństwa.</text:p>
      <text:p text:style-name="P1"/>
      <text:p text:style-name="P1">Po drugiej stronie staje Trixie, która nie porzuca wcześniej podjętego zadania. Samotnie pokonuje swoje słabości, doskonaląc już nabyte umiejętności. Jej chorobliwa ambicja staje się machiną nie do powstrzymania, a czające się za rogiem niebezpieczeństwa stanowią jedynie alternatywną ścieżkę do osiągnięcia sukcesu. Pochłonięta żądzą zemsty za poniesioną porażkę, sięga po Amulet Alikorna, aby zwielokrotnić swoją moc i ostatecznie pokonać Twilight w magicznym pojedynku. Chociaż nikt nie może się z nią równać, przebiegłość Elementów Harmonii prowadzi do jej klęski.</text:p>
      <text:p text:style-name="P1"><text:soft-page-break/></text:p>
      <text:p text:style-name="P1">Z perspektywy środowiska pisarskiego, Twilight reprezentuje cechy typowe dla osób twierdzących, że warto pisać dla innych aniżeli dla siebie. Prospołeczne działania lawendowego alikorna równają się poszukiwaniu inspiracji wśród tematów popularnych oraz dobrze kojarzonych przez szarą masę. Popularne hasła, twory popkultury czy aktualne trendy stanowią niewyczerpaną pożywkę dla twórców chcących skorzystać z wcześniej ukształtowanych gustów celem stworzenia alternatyw dla już poznanych uniwersów. Twórcy stojący po stronie Twilight z umiłowaniem posuwają się do crossoverów, tworząc opowiadania cieszące się widownią. Tak jak magia przyjaźni jest niczym, kiedy dysponuje nią tylko jeden kucyk, tak, dla przykładu, „Fallout: Equestria” doczekał się mrowia tworów rozszerzających wcześniej zapoczątkowane uniwersum. Zniszczony świat oraz magia przyjaźni przyczyniły się do kreacji zjednującej oba środowiska, przenosząc dotychczasowy sposób patrzenia na kucyki na zupełnie inny poziom.</text:p>
      <text:p text:style-name="P1"/>
      <text:p text:style-name="P1">Egotyczni wyznawcy Trixie prezentują zupełnie inną drogę. Stawiając nade wszystko własny rozwój, pragną tworzyć opowiadania na własny użytek. Traktują widza jako wielbiciela pozbawionego krytycznych uwag, a wszelkie zastrzeżenia wobec ich twórczości traktują za atak. Z najbliższego otoczenia poszukują wzorców oraz zdarzeń, by przekuć je na swoją modłę. Kopiują, asymilują i ulepszają już poznane formuły. Wytyczając nowe ścieżki, odwołują się do swoich ukrytych pragnień czy sentymentów. Operując subtelnościami, nie oddziałują w tak silny sposób jak reprezentanci Twilight, lecz to właśnie ich wizja ma większe szanse wyewoluować na zupełnie inny poziom. Samotni, cierpliwi oraz znający swoje możliwości twórcy w przyszłości mogą zapoczątkować własne fandomy, a ingerencja magii przyjaźni wykorzysta ówczesne trendy do spopularyzowania uniwersum ponad miarę. Fandom kucykowy jest jeszcze zbyt młody na tak daleko posunięte działania, lecz można spekulować, iż w przyszłości fani chłonący z zamiłowaniem opowiadania lokalnych pisarzy zaczną przedłużać życie innej twórczości. Z przykładów współczesnych można wymienić George’a R.R. Martina oraz jego „Pieśni Lodu i Ognia”, które dawniej leżały wśród książek na wagę, a za sprawą dobrej promocji oraz zapotrzebowania rynku na bezlitosne polityczne intrygi ich wartość wzrasta i wzrasta.</text:p>
      <text:p text:style-name="P1"/>
      <text:p text:style-name="P1">Twilight stanowi dobry fundament dla wybujałych ambicji Trixie i vice versa. Oba ideologiczne obozy są potrzebne do prawidłowego rozwoju przeciętnego pisarza, który z różnych pobudek podejmuje się takiej formy spędzania wolnego czasu. Twórca pozbawiony publiki jest równie wartościowy, co przereklamowany, lecz między skrajnościami znajduje się cała gama możliwości. Skupieni na sobie indywidualiści nie potrzebują opinii, aby wciąż się rozwijać, ponieważ swoją ewolucję zawdzięczają wielu próbom i błędom. Nie oznacza to, że nie poszukują widowni, ponieważ to właśnie ona świadczy o jego wartości rynkowej. Podobnie mają bożyszcza tłumów wykorzystujący zdobytą widownię jako motywację do tworzenia kolejnych opowiadań. Ci przeważnie utrzymują popularne trendy, z którymi potencjalni odbiorcy potrafią się odnaleźć. <text:s/>Ucieczką od stagnacji stają się eksperymenty nie w konwencji, a w aktualnie promowanych środowiskach.</text:p>
      <text:p text:style-name="P1"/>
      <text:p text:style-name="P1">Droga oraz jej reprezentanci są bardzo umowni, wszak zamiast Trixie można postawić Starlight Glimmer, która dzięki własnej motywacji osiągnęła znacznie więcej w dziedzinie magii niż Twilight. Jednakże iluzja w wykonaniu wędrownego kuglarza oraz chęć uzyskania popularności <text:soft-page-break/>w bardzo agresywny sposób o wiele celniej oddają istotę rozwoju potencjalnego pisarza. Niezależnie od obranej ścieżki czy zdobytej publiki, każdy twórca posiada własną drogę do rozwiązywania przyświecających twórcom problemów. Nigdy nie zaszkodzi wysłuchać zdania kogoś z zewnątrz, gdyż zamknięcie się w sobie oraz trzymanie głowy w piachu nigdy nikomu nie pomogły. Nawet utalentowani, zapatrzeni w siebie powinni schować dumę w kieszeń, ponieważ nawet najmniejsze sukcesy trudno osiągnąć w pojedynkę.</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06T22:41:37.889000000</dc:date>
    <meta:editing-duration>PT48M54S</meta:editing-duration>
    <meta:document-statistic meta:table-count="0" meta:image-count="0" meta:object-count="0" meta:page-count="3" meta:paragraph-count="14" meta:word-count="870" meta:character-count="6614" meta:non-whitespace-character-count="5755"/>
  </office:meta>
</office:document-meta>
</file>